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ff" draw:opacity="25%" draw:textarea-horizontal-align="center" draw:textarea-vertical-align="middle"/>
    </style:style>
    <style:style style:name="gr4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7.272cm" svg:height="17.272cm" svg:x="2.127cm" svg:y="5.139cm" draw:corner-radius="1.27cm">
          <text:p/>
        </draw:rect>
        <draw:rect draw:style-name="gr2" draw:text-style-name="P1" draw:layer="layout" svg:width="16.51cm" svg:height="16.51cm" svg:x="2.527cm" svg:y="5.539cm" draw:corner-radius="1.27cm">
          <text:p/>
        </draw:rect>
        <draw:g>
          <draw:polygon draw:style-name="gr3" draw:text-style-name="P1" draw:layer="layout" svg:width="5.529cm" svg:height="5.669cm" svg:x="7.945cm" svg:y="14.165cm" svg:viewBox="0 0 5530 5670" draw:points="2603,0 0,5670 5530,5670">
            <text:p/>
          </draw:polygon>
          <draw:polygon draw:style-name="gr4" draw:text-style-name="P1" draw:layer="layout" svg:width="13.024cm" svg:height="13.481cm" svg:x="4.195cm" svg:y="6.353cm" svg:viewBox="0 0 13025 13482" draw:points="7017,2081 7909,441 7247,5 6578,1270 5968,0 5373,442 6073,2016 43,13400 0,13482 3750,13482 6353,7813 9279,13482 13025,1348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10-04T09:38:10</dc:date>
    <meta:editing-duration>PT2M4S</meta:editing-duration>
    <meta:editing-cycles>1</meta:editing-cycles>
    <meta:document-statistic meta:object-count="5"/>
  </office:meta>
</office:document-meta>
</file>